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background-color="#000000" fo:padding="0.0382in" fo:border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2" style:family="paragraph" style:parent-style-name="Standard" style:list-style-name="L1">
      <style:paragraph-properties fo:text-align="start" style:justify-single-word="false"/>
      <style:text-properties style:font-name="DejaVu Sans Condensed" officeooo:rsid="0021936b" officeooo:paragraph-rsid="0021936b"/>
    </style:style>
    <style:style style:name="P3" style:family="paragraph" style:parent-style-name="Standard">
      <style:paragraph-properties fo:text-align="start" style:justify-single-word="false"/>
      <style:text-properties officeooo:paragraph-rsid="0025ba63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5ba6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5ba63" style:font-weight-asian="bold" style:font-weight-complex="bold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3b1fb" style:font-weight-asian="bold" style:font-weight-complex="bold"/>
    </style:style>
    <style:style style:name="T4" style:family="text">
      <style:text-properties style:font-name="DejaVu Sans Condensed" fo:font-weight="bold" officeooo:rsid="0024cce8" style:font-weight-asian="bold" style:font-weight-complex="bold"/>
    </style:style>
    <style:style style:name="T5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5">xx</text:span> - Controls</text:p>
          </table:table-cell>
          <table:table-cell table:style-name="Table1.A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3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1"/>
      <text:list text:style-name="L1">
        <text:list-item>
          <text:p text:style-name="P2">Cannons have approx 9 seconds of firing ti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32:32.850000000</dc:date>
    <meta:editing-duration>PT4H28M31S</meta:editing-duration>
    <meta:editing-cycles>2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8" meta:word-count="33" meta:character-count="143" meta:non-whitespace-character-count="119"/>
  </office:meta>
</office:document-meta>
</file>